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Mangal1" svg:font-family="Mangal"/>
    <style:font-face style:name="OpenSymbol" svg:font-family="Open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ahoma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ahoma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ahoma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Tahoma" fo:font-size="10.5pt" fo:font-weight="normal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Tahoma" fo:font-size="10pt" style:font-size-asian="10pt" style:font-name-complex="Tahoma" style:font-size-complex="10pt"/>
    </style:style>
    <style:style style:name="P6" style:family="paragraph" style:parent-style-name="R_3d_1.5_20_I_3d_0_20_Just.">
      <style:paragraph-properties fo:margin-left="0cm" fo:margin-right="0cm" fo:margin-top="0cm" fo:margin-bottom="0cm" fo:line-height="100%" fo:text-align="center" style:justify-single-word="false" fo:text-indent="0cm" style:auto-text-indent="false" style:border-line-width="0.002cm 0.035cm 0.002cm" fo:padding="0.049cm" fo:border="0.039cm double #000000" style:shadow="none"/>
      <style:text-properties fo:color="#000000" style:font-name="Tahoma" fo:font-size="10.5pt" fo:font-weight="bold" style:font-size-asian="10.5pt" style:font-weight-asian="bold" style:font-name-complex="Tahoma" style:font-size-complex="10.5pt" style:font-weight-complex="bold"/>
    </style:style>
    <style:style style:name="P7" style:family="paragraph" style:parent-style-name="R_3d_1.5_20_I_3d_0_20_Just.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 style:shadow="none">
        <style:tab-stops/>
      </style:paragraph-properties>
      <style:text-properties style:font-name="Tahoma" fo:font-size="10.5pt" fo:language="fr" fo:country="FR" fo:font-weight="normal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8" style:family="paragraph" style:parent-style-name="Standard">
      <style:paragraph-properties fo:margin-top="0cm" fo:margin-bottom="0.199cm" fo:text-align="justify" style:justify-single-word="false"/>
      <style:text-properties style:font-name="Tahoma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margin-top="0.499cm" fo:margin-bottom="0cm" fo:text-align="start" style:justify-single-word="false"/>
      <style:text-properties style:font-name="Tahoma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date_seance"/>
        <text:user-field-decl office:value-type="string" office:string-value="theme" text:name="T1_theme"/>
        <text:user-field-decl office:value-type="string" office:string-value="pos" text:name="position_projet"/>
        <text:user-field-decl office:value-type="string" office:string-value="libellé" text:name="objet_projet"/>
        <text:user-field-decl office:value-type="string" office:string-value="liste des autres actes" text:name="listeActes"/>
        <text:user-field-decl office:value-type="string" office:string-value="type" text:name="type_seance"/>
      </text:user-field-decls>
      <text:p text:style-name="P1"><text:user-field-get text:name="type_seance">type</text:user-field-get> du <text:user-field-get style:data-style-name="N76" text:name="date_seance">30 décembre 1899</text:user-field-get></text:p>
      <text:p text:style-name="P3">Ordre du jour</text:p>
      <text:p text:style-name="P5"/>
      <text:section text:style-name="Sect1" text:name="Projets">
        <text:section text:style-name="Sect1" text:name="T1theme">
          <text:p text:style-name="P9"><text:user-field-get text:name="T1_theme">theme</text:user-field-get></text:p>
        </text:section>
        <text:p text:style-name="P8"><text:span text:style-name="T1">aff n°</text:span><text:span text:style-name="T1"><text:user-field-get style:data-style-name="N106" text:name="date_seance">1899</text:user-field-get></text:span><text:span text:style-name="T1">-</text:span><text:span text:style-name="T1"><text:user-field-get text:name="position_projet">pos</text:user-field-get></text:span><text:span text:style-name="T1"> :</text:span> <text:user-field-get text:name="objet_projet">libellé</text:user-field-get></text:p>
      </text:section>
      <text:p text:style-name="P2"/>
      <text:p text:style-name="P4"/>
      <text:p text:style-name="P6">Rendu compte des décisions prises par le Maire dans le cadre de</text:p>
      <text:p text:style-name="P6">ses <text:s/>délégations au titre de l'article L.2122-22 du CGCT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Mangal1" svg:font-family="Mangal"/>
    <style:font-face style:name="OpenSymbol" svg:font-family="Open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R_3d_1.5_20_I_3d_0_20_Just." style:display-name="R=1.5 I=0 Just." style:family="paragraph">
      <style:paragraph-properties fo:margin="100%" fo:margin-left="1.501cm" fo:margin-right="1.501cm" fo:margin-top="0cm" fo:margin-bottom="0.423cm" fo:line-height="0.423cm" fo:text-align="justify" style:justify-single-word="false" fo:orphans="2" fo:widows="2" fo:hyphenation-ladder-count="no-limit" fo:text-indent="0cm" style:auto-text-indent="false">
        <style:tab-stops/>
      </style:paragraph-properties>
      <style:text-properties style:use-window-font-color="true" style:font-name="Times" fo:font-size="12pt" fo:language="fr" fo:country="FR" style:font-name-asian="Times New Roman" style:font-size-asian="12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initial-creator>mairie de pessac </meta:initial-creator>
    <meta:creation-date>2013-01-02T13:14:59.12</meta:creation-date>
    <dc:date>2013-05-29T22:07:24.89</dc:date>
    <meta:editing-duration>PT21H49M9S</meta:editing-duration>
    <meta:editing-cycles>36</meta:editing-cycles>
    <meta:generator>OpenOffice.org/3.4.1$Win32 OpenOffice.org_project/341m1$Build-9593</meta:generator>
    <meta:printed-by>mairie de pessac </meta:printed-by>
    <meta:print-date>2013-01-24T10:20:46.86</meta:print-date>
    <meta:document-statistic meta:table-count="0" meta:image-count="0" meta:object-count="0" meta:page-count="1" meta:paragraph-count="6" meta:word-count="34" meta:character-count="185"/>
  </office:meta>
</office:document-meta>
</file>